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style:font-name="Times New Roman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Times New Roman"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language="en" fo:country="US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2cm" draw:z-index="0"><draw:image xlink:href="../../odt/images/005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гарифм натураль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9">C</text:span><text:span text:style-name="T15">и</text:span> <text:span text:style-name="T1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41cm" svg:height="1.75cm" draw:z-index="1"><draw:image xlink:href="../../odt/images/005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6">векторизован</text:span><text:span text:style-name="T15">, </text:span>возвращает выходное значение, вычисленное по формуле:</text:p>
            <text:p text:style-name="P4"><draw:frame draw:style-name="fr3" draw:name="Объект1" text:anchor-type="as-char" svg:width="4.877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5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<text:span text:style-name="T17">дно</text:span><text:span text:style-name="T18">й и выходной сигналы</text:span><text:span text:style-name="T17">.</text:span></text:p>
            <text:p text:style-name="Text_20_body"><text:span text:style-name="T3">Свойства</text:span>:</text:p>
            <text:list xml:id="list4896422059915945970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        </text:list-item>
            </text:list>
            <text:p text:style-name="Text_20_body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20">Примечания</text:span>:</text:p>
            <text:list xml:id="list3742108868765365458" text:style-name="L2">
              <text:list-item>
                <text:p text:style-name="P6"><text:span text:style-name="T4">По умолчанию данный блок реализует логарифмическое натур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7"><text:span text:style-name="T10">Именованные свойства </text:span><text:span text:style-name="T7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5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7">или как </text:span><text:span text:style-name="T5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4-12-01T11:06:14.89</dc:date>
    <meta:generator>OpenOffice/4.1.1$Win32 OpenOffice.org_project/411m6$Build-9775</meta:generator>
    <meta:editing-duration>PT2H18M52S</meta:editing-duration>
    <meta:editing-cycles>150</meta:editing-cycles>
    <meta:document-statistic meta:table-count="1" meta:image-count="2" meta:object-count="7" meta:page-count="1" meta:paragraph-count="18" meta:word-count="122" meta:character-count="83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l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